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fo:keep-with-next="alway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fo:keep-with-next="alway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fo:keep-with-next="alway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2pt" style:font-size-asian="12pt" style:font-name-complex="Mangal1" style:font-size-complex="12pt"/>
    </style:style>
    <style:style style:name="P2" style:family="paragraph" style:parent-style-name="Table">
      <style:text-properties officeooo:paragraph-rsid="001449c2"/>
    </style:style>
    <style:style style:name="P3" style:family="paragraph" style:parent-style-name="Table">
      <style:text-properties officeooo:rsid="001449c2" officeooo:paragraph-rsid="001449c2"/>
    </style:style>
    <style:style style:name="P4" style:family="paragraph" style:parent-style-name="Table">
      <style:text-properties officeooo:paragraph-rsid="001808b8"/>
    </style:style>
    <style:style style:name="P5" style:family="paragraph" style:parent-style-name="Table">
      <style:text-properties officeooo:rsid="001808b8" officeooo:paragraph-rsid="001808b8"/>
    </style:style>
    <style:style style:name="P6" style:family="paragraph" style:parent-style-name="Table">
      <style:paragraph-properties fo:keep-with-next="always"/>
    </style:style>
    <style:style style:name="T1" style:family="text">
      <style:text-properties officeooo:rsid="001449c2"/>
    </style:style>
    <style:style style:name="T2" style:family="text">
      <style:text-properties officeooo:rsid="0014584a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1449c2" fo:background-color="#fff200" loext:char-shading-value="0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1a1f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able"><text:sequence text:ref-name="refTable0" text:name="Table" text:formula="ooow:Table+1" style:num-format="1">1</text:sequence>. <text:span text:style-name="T3">T</text:span>abl<text:span text:style-name="T3">e</text:span>: <text:span text:style-name="T1">T</text:span><text:span text:style-name="T4">a</text:span><text:span text:style-name="T1">ble caption</text:span></text:p>
      <text:p text:style-name="P6"><text:sequence text:ref-name="refTable1" text:name="Table" text:formula="ooow:Table+1" style:num-format="1">2</text:sequence>. Table<text:span text:style-name="T1">Table caption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/>
          </table:table-cell>
          <table:table-cell table:style-name="Table2.B1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/>
          </table:table-cell>
        </table:table-row>
      </table:table>
      <text:p text:style-name="Table">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</table:table-row>
      </table:table>
      <text:p text:style-name="Table"><text:sequence text:ref-name="refTable2" text:name="Table" text:formula="ooow:Table+1" style:num-format="1">3</text:sequence>) Tabl<text:span text:style-name="T2">e Table caption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/>
          </table:table-cell>
        </table:table-row>
      </table:table>
      <text:p text:style-name="Table"><text:span text:style-name="T5">T</text:span>abl<text:span text:style-name="T5">e</text:span> <text:sequence text:ref-name="refTable3" text:name="Table" text:formula="ooow:Table+1" style:num-format="1">4</text:sequence><text:span text:style-name="T5">-</text:span> <text:span text:style-name="T6">Table caption</text:span></text:p>
      <text:p text:style-name="P3">First table references</text:p>
      <text:p text:style-name="P2"><text:sequence-ref text:reference-format="value" text:ref-name="refTable0">1</text:sequence-ref><text:tab/><text:sequence-ref text:reference-format="category-and-value" text:ref-name="refTable0">1. Table</text:sequence-ref><text:tab/><text:sequence-ref text:reference-format="caption" text:ref-name="refTable0">Table caption</text:sequence-ref><text:tab/><text:sequence-ref text:reference-format="text" text:ref-name="refTable0">1. Table: Table caption</text:sequence-ref></text:p>
      <text:p text:style-name="P3">Second table references</text:p>
      <text:p text:style-name="P3"><text:sequence-ref text:reference-format="value" text:ref-name="refTable1">2</text:sequence-ref><text:tab/><text:sequence-ref text:reference-format="category-and-value" text:ref-name="refTable1">2. Table</text:sequence-ref><text:tab/><text:sequence-ref text:reference-format="caption" text:ref-name="refTable1">Table caption</text:sequence-ref><text:tab/><text:sequence-ref text:reference-format="text" text:ref-name="refTable1">2. TableTable caption</text:sequence-ref></text:p>
      <text:p text:style-name="P3">Third table references</text:p>
      <text:p text:style-name="P3"><text:sequence-ref text:reference-format="value" text:ref-name="refTable2">3</text:sequence-ref><text:tab/><text:sequence-ref text:reference-format="category-and-value" text:ref-name="refTable2">3) Table</text:sequence-ref><text:tab/><text:sequence-ref text:reference-format="caption" text:ref-name="refTable2">Table caption</text:sequence-ref><text:tab/><text:sequence-ref text:reference-format="text" text:ref-name="refTable2">3) Table Table caption</text:sequence-ref></text:p>
      <text:p text:style-name="P5">Fourth table references</text:p>
      <text:p text:style-name="P4"><text:sequence-ref text:reference-format="value" text:ref-name="refTable3">4</text:sequence-ref><text:tab/><text:sequence-ref text:reference-format="category-and-value" text:ref-name="refTable3">Table 4</text:sequence-ref><text:tab/><text:tab/><text:sequence-ref text:reference-format="caption" text:ref-name="refTable3">Table caption</text:sequence-ref><text:tab/><text:sequence-ref text:reference-format="text" text:ref-name="refTable3">Table 4- Table caption</text:sequence-ref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2:38:19.517000000</meta:creation-date>
    <meta:editing-duration>P0D</meta:editing-duration>
    <meta:editing-cycles>1</meta:editing-cycles>
    <meta:generator>LibreOfficeDev/6.0.0.0.alpha1$Windows_x86 LibreOffice_project/94cff6d55ca87641870149630ed4123e7f249da9</meta:generator>
    <meta:document-statistic meta:table-count="4" meta:image-count="0" meta:object-count="0" meta:page-count="1" meta:paragraph-count="13" meta:word-count="63" meta:character-count="367" meta:non-whitespace-character-count="316"/>
  </office:meta>
</office:document-meta>
</file>